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CF0000017D18765AC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b613d" style:font-name="Arial" fo:font-size="30pt" style:text-underline-style="solid" style:text-underline-width="auto" style:text-underline-color="font-color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fo:color="#eb613d" style:font-name="Arial" fo:font-size="30pt" fo:language="fr" fo:country="FR" style:text-underline-style="solid" style:text-underline-width="auto" style:text-underline-color="font-color" style:font-size-asian="30pt" style:font-size-complex="30pt"/>
    </style:style>
    <style:style style:name="P3" style:family="paragraph" style:parent-style-name="Standard">
      <style:text-properties fo:color="#000000" style:font-name="Arial" fo:font-size="10pt" fo:language="zxx" fo:country="non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0pt" fo:language="fr" fo:country="FR" style:text-underline-style="none" style:font-size-asian="10pt" style:font-size-complex="10pt"/>
    </style:style>
    <style:style style:name="P5" style:family="paragraph" style:parent-style-name="Standard"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30pt" fo:language="fr" fo:country="FR" style:text-underline-style="solid" style:text-underline-width="auto" style:text-underline-color="font-color" style:font-size-asian="30pt" style:font-size-complex="30pt"/>
    </style:style>
    <style:style style:name="P7" style:family="paragraph" style:parent-style-name="Standard">
      <style:text-properties fo:color="#4c4c4c" style:font-name="Arial"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4c4c4c" style:font-name="Arial"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Preformatted_20_Text">
      <style:text-properties style:font-name="Arial"/>
    </style:style>
    <style:style style:name="P12" style:family="paragraph" style:parent-style-name="Preformatted_20_Text" style:list-style-name="L1">
      <style:text-properties style:font-name="Ari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tégration numérique</text:p>
      <text:p text:style-name="P6"/>
      <text:p text:style-name="P11">Le but de ce TD est de vous faire manipuler l'intégration numérique et vous en démontrer l'intérêt . Dans ce TD, vous réaliserez à nouveau un canon. Vous pouvez également reprendre votre précédent TD et le modifier.</text:p>
      <text:p text:style-name="P4"/>
      <text:p text:style-name="P8">Instructions<text:span text:style-name="T1"> : </text:span></text:p>
      <text:p text:style-name="P10"/>
      <text:list xml:id="list36326489" text:style-name="L1">
        <text:list-item>
          <text:p text:style-name="P12">Etudiez les 3 <text:s/>pseudo-code utilisant Euler qui vous sont fournis.</text:p>
          <text:p text:style-name="P12"/>
        </text:list-item>
        <text:list-item>
          <text:p text:style-name="P12">Vous disposez de la correction du précédent TD. Adaptez la structure du behavior à l'intégration numérique.</text:p>
        </text:list-item>
      </text:list>
      <text:p text:style-name="P11"/>
      <text:list xml:id="list36321793" text:continue-numbering="true" text:style-name="L1">
        <text:list-item>
          <text:p text:style-name="P12">Modifiez l'update de classe behavior afin que celui ci réalise l'algorithme de Euler Explicite.</text:p>
        </text:list-item>
      </text:list>
      <text:p text:style-name="P11"/>
      <text:list xml:id="list36326376" text:continue-numbering="true" text:style-name="L1">
        <text:list-item>
          <text:p text:style-name="P12">Modifiez ensuite la classe Gravity afin qu'elle utilise le nouveau Behavior.</text:p>
        </text:list-item>
      </text:list>
      <text:p text:style-name="P11"/>
      <text:list xml:id="list36325790" text:continue-numbering="true" text:style-name="L1">
        <text:list-item>
          <text:p text:style-name="P12">A présent, créez la classe GravityWind qui implémente un vent en plus de la gravité.</text:p>
        </text:list-item>
      </text:list>
      <text:p text:style-name="P11"/>
      <text:list xml:id="list36304303" text:continue-numbering="true" text:style-name="L1">
        <text:list-item>
          <text:p text:style-name="P12">Comme au TD précédent, expérimentez un gameplay à partir de la physique</text:p>
        </text:list-item>
      </text:list>
      <text:p text:style-name="P11"/>
      <text:p text:style-name="P7">Informations :</text:p>
      <text:p text:style-name="P3"/>
      <text:p text:style-name="P3"><text:tab/>Le Euler Step est plus simple et rapide que le calcul brut du précedent TD.</text:p>
      <text:p text:style-name="P3"/>
      <text:p text:style-name="P3"><text:tab/>Vous pouvez combiner une infinité de forces avec le EulerStep.</text:p>
      <text:p text:style-name="P5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er" text:citation-style-name="Numbering_20_Symbols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7" text:anchor-type="paragraph" svg:width="7.216cm" svg:height="0.81cm" draw:z-index="0"><draw:image xlink:href="Pictures/10000000000006CF0000017D18765ACC.jpg" xlink:type="simple" xlink:show="embed" xlink:actuate="onLoad"/></draw:frame></text:p>
      </style:header>
      <style:footer>
        <text:p text:style-name="Footer"><text:page-number text:select-page="current">1</text:page-number><text:tab/><text:tab/>Seither fabien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Pss PVss</meta:initial-creator>
    <meta:creation-date>2010-06-03T13:16:12.85</meta:creation-date>
    <dc:date>2010-07-30T16:20:31.53</dc:date>
    <meta:editing-duration>PT17H45M08S</meta:editing-duration>
    <meta:editing-cycles>136</meta:editing-cycles>
    <meta:generator>OpenOffice.org/3.1$Win32 OpenOffice.org_project/310m11$Build-9399</meta:generator>
    <meta:printed-by>VPss PVss</meta:printed-by>
    <meta:print-date>2010-06-18T14:52:34.64</meta:print-date>
    <meta:document-statistic meta:table-count="0" meta:image-count="1" meta:object-count="0" meta:page-count="1" meta:paragraph-count="13" meta:word-count="155" meta:character-count="931"/>
  </office:meta>
</office:document-meta>
</file>